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" style:family="paragraph" style:parent-style-name="Standard">
      <style:text-properties style:font-name="Liberation Serif" fo:font-size="14pt" officeooo:rsid="00174111" officeooo:paragraph-rsid="00174111" style:font-size-asian="14pt" style:font-size-complex="14pt"/>
    </style:style>
    <style:style style:name="P4" style:family="paragraph" style:parent-style-name="Standard">
      <style:text-properties style:font-name="Liberation Serif" fo:font-size="14pt" style:font-size-asian="14pt" style:font-size-complex="14pt"/>
    </style:style>
    <style:style style:name="P5" style:family="paragraph" style:parent-style-name="Standard">
      <style:text-properties style:font-name="Liberation Serif" fo:font-size="14pt" officeooo:paragraph-rsid="0016f263" style:font-size-asian="14pt" style:font-size-complex="14pt"/>
    </style:style>
    <style:style style:name="P6" style:family="paragraph" style:parent-style-name="Standard">
      <style:text-properties style:font-name="Liberation Serif" fo:font-size="14pt" officeooo:paragraph-rsid="00174111" style:font-size-asian="14pt" style:font-size-complex="14pt"/>
    </style:style>
    <style:style style:name="P7" style:family="paragraph" style:parent-style-name="Standard">
      <style:text-properties style:font-name="Liberation Serif" fo:font-size="11pt" style:font-size-asian="11pt" style:font-size-complex="11pt"/>
    </style:style>
    <style:style style:name="P8" style:family="paragraph" style:parent-style-name="Standard">
      <style:text-properties style:font-name="FreeMono" fo:font-size="10pt" style:font-size-asian="10pt" style:font-size-complex="10pt"/>
    </style:style>
    <style:style style:name="P9" style:family="paragraph" style:parent-style-name="Header">
      <style:text-properties officeooo:rsid="00213b36" officeooo:paragraph-rsid="00213b36"/>
    </style:style>
    <style:style style:name="P10" style:family="paragraph" style:parent-style-name="Header">
      <style:paragraph-properties fo:text-align="end" style:justify-single-word="false"/>
      <style:text-properties officeooo:rsid="00213b36" officeooo:paragraph-rsid="00213b36"/>
    </style:style>
    <style:style style:name="P11" style:family="paragraph" style:parent-style-name="Header">
      <style:paragraph-properties fo:text-align="start" style:justify-single-word="false"/>
      <style:text-properties officeooo:rsid="00213b36" officeooo:paragraph-rsid="00213b36"/>
    </style:style>
    <style:style style:name="P12" style:family="paragraph" style:parent-style-name="Heading_20_1">
      <style:text-properties style:font-name="Liberation Serif" fo:font-size="14pt" style:font-size-asian="14pt" style:font-size-complex="14pt"/>
    </style:style>
    <style:style style:name="P13" style:family="paragraph" style:parent-style-name="Heading_20_2">
      <style:text-properties style:font-name="Liberation Serif" fo:font-size="14pt" style:font-size-asian="14pt" style:font-size-complex="14pt"/>
    </style:style>
    <style:style style:name="P14" style:family="paragraph" style:parent-style-name="Heading_20_2">
      <style:paragraph-properties fo:text-align="start" style:justify-single-word="false"/>
      <style:text-properties style:font-name="Liberation Serif" fo:font-size="14pt" style:font-size-asian="14pt" style:font-size-complex="14pt"/>
    </style:style>
    <style:style style:name="P15" style:family="paragraph" style:parent-style-name="Standard" style:master-page-name="First_20_Page">
      <style:paragraph-properties style:page-number="auto"/>
      <style:text-properties style:font-name="Liberation Serif" fo:font-size="14pt" officeooo:rsid="00174111" officeooo:paragraph-rsid="00174111" style:font-size-asian="14pt" style:font-size-complex="14pt"/>
    </style:style>
    <style:style style:name="P16" style:family="paragraph" style:parent-style-name="Standard">
      <style:text-properties style:font-name="Liberation Serif" fo:font-size="14pt" officeooo:rsid="00174111" officeooo:paragraph-rsid="00174111" style:font-size-asian="14pt" style:font-size-complex="14pt"/>
    </style:style>
    <style:style style:name="P17" style:family="paragraph" style:parent-style-name="Standard" style:master-page-name="Index">
      <style:paragraph-properties style:page-number="auto" fo:break-before="page"/>
      <style:text-properties style:font-name="Liberation Serif" fo:font-size="14pt" officeooo:rsid="00174111" officeooo:paragraph-rsid="00174111" style:font-size-asian="14pt" style:font-size-complex="14pt"/>
    </style:style>
    <style:style style:name="P18" style:family="paragraph" style:parent-style-name="Standard">
      <style:text-properties style:font-name="Liberation Serif" fo:font-size="14pt" officeooo:rsid="001f544e" officeooo:paragraph-rsid="001f544e" style:font-size-asian="14pt" style:font-size-complex="14pt"/>
    </style:style>
    <style:style style:name="P19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24fd91" officeooo:paragraph-rsid="0024fd91" style:font-size-asian="12.25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4pt" fo:font-weight="bold" officeooo:rsid="0024fd91" officeooo:paragraph-rsid="0024fd91" style:font-size-asian="12.25pt" style:font-weight-asian="bold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Liberation Serif" fo:font-size="40pt" fo:font-weight="bold" officeooo:rsid="0024fd91" officeooo:paragraph-rsid="0024fd91" style:font-size-asian="40pt" style:font-weight-asian="bold" style:font-size-complex="40pt" style:font-weight-complex="bold"/>
    </style:style>
    <style:style style:name="T1" style:family="text">
      <style:text-properties officeooo:rsid="00174111"/>
    </style:style>
    <style:style style:name="T2" style:family="text">
      <style:text-properties style:font-name="FreeMono" fo:font-size="10pt" style:font-size-asian="10pt" style:font-size-complex="10pt"/>
    </style:style>
    <style:style style:name="T3" style:family="text">
      <style:text-properties officeooo:rsid="001a822e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officeooo:rsid="002298f5"/>
    </style:style>
    <style:style style:name="T6" style:family="text">
      <style:text-properties officeooo:rsid="00233dd0"/>
    </style:style>
    <style:style style:name="T7" style:family="text">
      <style:text-properties officeooo:rsid="00245d00"/>
    </style:style>
    <style:style style:name="Sect1" style:family="section">
      <style:section-properties fo:background-color="#ffffff" style:editable="false">
        <style:columns fo:column-count="1" fo:column-gap="0cm">
          <style:column-sep style:width="0.009cm" style:color="#ffffff" style:height="100%" style:style="solid"/>
        </style:columns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 text:c="6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1">RACKBOX SOFTWARE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Versão 1.0 <text:s text:c="97"/>06/mar/2025</text:p>
      <text:p text:style-name="P17"><text:alphabetical-index-mark text:string-value="Índice"/><text:alphabetical-index-mark text:string-value="Índice"/></text:p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 text:protected="true">
            <text:p text:style-name="Contents_20_Heading">Índice</text:p>
          </text:index-title>
          <text:p text:style-name="P1"><text:a xlink:type="simple" xlink:href="#__RefHeading___Toc39_513817570" text:style-name="Index_20_Link" text:visited-style-name="Index_20_Link">Especificação do software:<text:tab/>3</text:a></text:p>
          <text:p text:style-name="P1"><text:a xlink:type="simple" xlink:href="#__RefHeading___Toc7_513817570" text:style-name="Index_20_Link" text:visited-style-name="Index_20_Link"><text:s/>1. Requisitos da Versão 2:<text:tab/>4</text:a></text:p>
          <text:p text:style-name="P2"><text:a xlink:type="simple" xlink:href="#__RefHeading___Toc9_513817570" text:style-name="Index_20_Link" text:visited-style-name="Index_20_Link">- Entrada GPIO:<text:tab/>4</text:a></text:p>
          <text:p text:style-name="P2"><text:a xlink:type="simple" xlink:href="#__RefHeading___Toc11_513817570" text:style-name="Index_20_Link" text:visited-style-name="Index_20_Link">- Envio de E-mails:<text:tab/>4</text:a></text:p>
          <text:p text:style-name="P2"><text:a xlink:type="simple" xlink:href="#__RefHeading___Toc13_513817570" text:style-name="Index_20_Link" text:visited-style-name="Index_20_Link">- Lógica de Controle:<text:tab/>4</text:a></text:p>
          <text:p text:style-name="P1"><text:a xlink:type="simple" xlink:href="#__RefHeading___Toc15_513817570" text:style-name="Index_20_Link" text:visited-style-name="Index_20_Link"><text:s/>2. Código Rust para a Versão 2:<text:tab/>4</text:a></text:p>
          <text:p text:style-name="P1"><text:a xlink:type="simple" xlink:href="#__RefHeading___Toc17_513817570" text:style-name="Index_20_Link" text:visited-style-name="Index_20_Link"><text:s/>3. Explicação do Código:<text:tab/>6</text:a></text:p>
          <text:p text:style-name="P2"><text:a xlink:type="simple" xlink:href="#__RefHeading___Toc19_513817570" text:style-name="Index_20_Link" text:visited-style-name="Index_20_Link"><text:s/>- Novas Constantes:<text:tab/>6</text:a></text:p>
          <text:p text:style-name="P1"><text:a xlink:type="simple" xlink:href="#__RefHeading___Toc21_513817570" text:style-name="Index_20_Link" text:visited-style-name="Index_20_Link"><text:s/>4. Dependências:<text:tab/>6</text:a></text:p>
          <text:p text:style-name="P1"><text:a xlink:type="simple" xlink:href="#__RefHeading___Toc23_513817570" text:style-name="Index_20_Link" text:visited-style-name="Index_20_Link"><text:s/>5. Compilação e Execução:<text:tab/>7</text:a></text:p>
          <text:p text:style-name="P1"><text:a xlink:type="simple" xlink:href="#__RefHeading___Toc25_513817570" text:style-name="Index_20_Link" text:visited-style-name="Index_20_Link"><text:s/>6. Exemplo de Log no Syslog e E-mails:<text:tab/>7</text:a></text:p>
          <text:p text:style-name="P2"><text:a xlink:type="simple" xlink:href="#__RefHeading___Toc27_513817570" text:style-name="Index_20_Link" text:visited-style-name="Index_20_Link"><text:s/>- Syslog:<text:tab/>7</text:a></text:p>
          <text:p text:style-name="P2"><text:a xlink:type="simple" xlink:href="#__RefHeading___Toc29_513817570" text:style-name="Index_20_Link" text:visited-style-name="Index_20_Link"><text:s/>- E-mails:<text:tab/>7</text:a></text:p>
          <text:p text:style-name="P1"><text:a xlink:type="simple" xlink:href="#__RefHeading___Toc31_513817570" text:style-name="Index_20_Link" text:visited-style-name="Index_20_Link"><text:s/>7. Considerações Finais:<text:tab/>7</text:a></text:p>
          <text:p text:style-name="P2"><text:a xlink:type="simple" xlink:href="#__RefHeading___Toc33_513817570" text:style-name="Index_20_Link" text:visited-style-name="Index_20_Link">- Segurança do Gmail:<text:tab/>7</text:a></text:p>
          <text:p text:style-name="P2"><text:a xlink:type="simple" xlink:href="#__RefHeading___Toc35_513817570" text:style-name="Index_20_Link" text:visited-style-name="Index_20_Link">- Testes:<text:tab/>8</text:a></text:p>
          <text:p text:style-name="P2"><text:a xlink:type="simple" xlink:href="#__RefHeading___Toc37_513817570" text:style-name="Index_20_Link" text:visited-style-name="Index_20_Link">- Escalabilidade:<text:tab/>8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8"/>
      <text:p text:style-name="P3"/>
      <text:h text:style-name="Heading_20_1" text:outline-level="1"><text:bookmark-start text:name="__RefHeading___Toc39_513817570"/><text:soft-page-break/>Es<text:span text:style-name="T3">pe</text:span>cificação do software:<text:bookmark-end text:name="__RefHeading___Toc39_513817570"/></text:h>
      <text:p text:style-name="Text_20_body"/>
      <text:p text:style-name="P4">1 - O fan foi acionado e devolveu sinal que está funcionando.</text:p>
      <text:p text:style-name="P4">2 - O fan foi acionado e o sinal de funcionamento não apareceu, situação crítica, pois a cpu está aquecendo acima da temperatura normal de trabalho, o rust poderia enviar um email via gmail.</text:p>
      <text:p text:style-name="P4">3 - O fan foi delisgado e o sinal de funcionamento do fan enviou sinal que desligou</text:p>
      <text:p text:style-name="P4">4 - O fan foi desligado e o sinal de funcionamento continua dizendo que o fan está rodando, situação crítica pois os fans para rpi4 que tenho não devem trabalhar 100% do tempo, nesse caso também cabe enviar um email via gmail para um email configurado.</text:p>
      <text:p text:style-name="P4">5 - O sinal de fan funcionando é via gpio e valor lógico 1 para funcionando valor lógico 0(zero) para não funcionando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1" text:outline-level="1"><text:bookmark-start text:name="__RefHeading___Toc7_513817570"/><text:soft-page-break/><text:s/>1. Requisitos da Versão 2:<text:bookmark-end text:name="__RefHeading___Toc7_513817570"/></text:h>
      <text:h text:style-name="Heading_20_2" text:outline-level="2"><text:bookmark-start text:name="__RefHeading___Toc9_513817570"/>- Entrada GPIO:<text:bookmark-end text:name="__RefHeading___Toc9_513817570"/></text:h>
      <text:p text:style-name="P6">Um pino GPIO para ler o sinal de feedback do fan (1 = funcionando, 0 = não funcionando).</text:p>
      <text:h text:style-name="Heading_20_2" text:outline-level="2"><text:bookmark-start text:name="__RefHeading___Toc11_513817570"/>- Envio de E-mails:<text:bookmark-end text:name="__RefHeading___Toc11_513817570"/></text:h>
      <text:p text:style-name="P6">Usar a crate lettre </text:p>
      <text:p text:style-name="P6">para enviar e-mails via Gmail em situações críticas.</text:p>
      <text:h text:style-name="Heading_20_2" text:outline-level="2"><text:bookmark-start text:name="__RefHeading___Toc13_513817570"/>- Lógica de Controle:<text:bookmark-end text:name="__RefHeading___Toc13_513817570"/></text:h>
      <text:p text:style-name="P4"><text:s text:c="5"/>1. Verificar se o fan está funcionando após ser ligado.</text:p>
      <text:p text:style-name="P4"><text:s text:c="5"/>2. Verificar se o fan parou após ser desligado.</text:p>
      <text:p text:style-name="P4"><text:s text:c="5"/>3. Enviar e-mails em situações críticas (fan não ligou ou não desligou).</text:p>
      <text:p text:style-name="P4"/>
      <text:p text:style-name="P4"/>
      <text:p text:style-name="P4"/>
      <text:h text:style-name="P12" text:outline-level="1"><text:bookmark-start text:name="__RefHeading___Toc15_513817570"/><text:s/>2. Código Rust para a Versão 2:<text:bookmark-end text:name="__RefHeading___Toc15_513817570"/></text:h>
      <text:p text:style-name="P4"/>
      <text:p text:style-name="P4"><text:s text:c="3"/><text:span text:style-name="T1">C</text:span>ódigo completo:</text:p>
      <text:p text:style-name="P4"/>
      <text:p text:style-name="P4"><text:s text:c="3"/>rust</text:p>
      <text:p text:style-name="P4"><text:s text:c="3"/><text:span text:style-name="T2">use rppal::gpio::Gpio;</text:span></text:p>
      <text:p text:style-name="P8"><text:s text:c="3"/>use std::fs;</text:p>
      <text:p text:style-name="P8"><text:s text:c="3"/>use std::thread;</text:p>
      <text:p text:style-name="P8"><text:s text:c="3"/>use std::time::Duration;</text:p>
      <text:p text:style-name="P8"><text:s text:c="3"/>use syslog::{Facility, Formatter3164};</text:p>
      <text:p text:style-name="P8"><text:s text:c="3"/>use lettre::{Message, SmtpTransport, Transport};</text:p>
      <text:p text:style-name="P8"><text:s text:c="3"/>use lettre::transport::smtp::authentication::Credentials;</text:p>
      <text:p text:style-name="P8"/>
      <text:p text:style-name="P8"><text:s text:c="3"/>// Constantes de configuração</text:p>
      <text:p text:style-name="P8"><text:s text:c="3"/>const GPIO_FAN_PIN: u8 = 17; // Pino GPIO para controlar o fan</text:p>
      <text:p text:style-name="P8"><text:s text:c="3"/>const GPIO_FAN_FEEDBACK_PIN: u8 = 27; // Pino GPIO para ler o feedback do fan</text:p>
      <text:p text:style-name="P8"><text:s text:c="3"/>const TEMP_MIN: f32 = 40.0; <text:s/>// Temperatura mínima para desligar o fan</text:p>
      <text:p text:style-name="P8"><text:s text:c="3"/>const TEMP_MAX: f32 = 50.0; <text:s/>// Temperatura máxima para ligar o fan</text:p>
      <text:p text:style-name="P8"><text:s text:c="3"/>const POLL_INTERVAL: u64 = 10; // Intervalo de verificação da temperatura em segundos</text:p>
      <text:p text:style-name="P8"><text:s text:c="3"/>const FAN_CHECK_DELAY: u64 = 2; // Tempo para verificar o feedback do fan após ligar/desligar</text:p>
      <text:p text:style-name="P8"/>
      <text:p text:style-name="P8"><text:s text:c="3"/>// Configurações do Gmail</text:p>
      <text:p text:style-name="P8"><text:s text:c="3"/>const GMAIL_USER: &amp;str = "seuemail@gmail.com";</text:p>
      <text:p text:style-name="P8"><text:s text:c="3"/>const GMAIL_PASSWORD: &amp;str = "suasenha";</text:p>
      <text:p text:style-name="P8"><text:s text:c="3"/>const ALERT_EMAIL: &amp;str = "destinatario@example.com";</text:p>
      <text:p text:style-name="P8"/>
      <text:p text:style-name="P8"><text:s text:c="3"/>fn get_cpu_temperature() -&gt; f32 {</text:p>
      <text:p text:style-name="P8"><text:s text:c="7"/>// Lê a temperatura da CPU do arquivo do sistema</text:p>
      <text:p text:style-name="P8"><text:s text:c="7"/>let temp_str = fs::read_to_string("/sys/class/thermal/thermal_zone0/temp")</text:p>
      <text:p text:style-name="P8"><text:s text:c="11"/>.expect("Falha ao ler a temperatura da CPU");</text:p>
      <text:p text:style-name="P8"><text:s text:c="7"/>let temp_millicelsius: f32 = temp_str.trim().parse().expect("Temperatura inválida");</text:p>
      <text:p text:style-name="P8"><text:soft-page-break/><text:s text:c="7"/>temp_millicelsius / 1000.0</text:p>
      <text:p text:style-name="P8"><text:s text:c="3"/>}</text:p>
      <text:p text:style-name="P8"/>
      <text:p text:style-name="P8"><text:s text:c="3"/>fn log_to_syslog(message: &amp;str) {</text:p>
      <text:p text:style-name="P8"><text:s text:c="7"/>// Configura o logger para syslog</text:p>
      <text:p text:style-name="P8"><text:s text:c="7"/>let formatter = Formatter3164 {</text:p>
      <text:p text:style-name="P8"><text:s text:c="11"/>facility: Facility::LOG_USER,</text:p>
      <text:p text:style-name="P8"><text:s text:c="11"/>hostname: None,</text:p>
      <text:p text:style-name="P8"><text:s text:c="11"/>process: "rackbox-fancontroller".into(),</text:p>
      <text:p text:style-name="P8"><text:s text:c="11"/>pid: 0,</text:p>
      <text:p text:style-name="P8"><text:s text:c="7"/>};</text:p>
      <text:p text:style-name="P8"/>
      <text:p text:style-name="P8"><text:s text:c="7"/>match syslog::unix(formatter) {</text:p>
      <text:p text:style-name="P8"><text:s text:c="11"/>Ok(mut logger) =&gt; {</text:p>
      <text:p text:style-name="P8"><text:s text:c="15"/>logger.err(message).expect("Falha ao escrever no syslog");</text:p>
      <text:p text:style-name="P8"><text:s text:c="11"/>}</text:p>
      <text:p text:style-name="P8"><text:s text:c="11"/>Err(e) =&gt; eprintln!("Falha ao configurar o syslog: {}", e),</text:p>
      <text:p text:style-name="P8"><text:s text:c="7"/>}</text:p>
      <text:p text:style-name="P8"><text:s text:c="3"/>}</text:p>
      <text:p text:style-name="P8"/>
      <text:p text:style-name="P8"><text:s text:c="3"/>fn send_email(subject: &amp;str, body: &amp;str) {</text:p>
      <text:p text:style-name="P8"><text:s text:c="7"/>let email = Message::builder()</text:p>
      <text:p text:style-name="P8"><text:s text:c="11"/>.from(GMAIL_USER.parse().unwrap())</text:p>
      <text:p text:style-name="P8"><text:s text:c="11"/>.to(ALERT_EMAIL.parse().unwrap())</text:p>
      <text:p text:style-name="P8"><text:s text:c="11"/>.subject(subject)</text:p>
      <text:p text:style-name="P8"><text:s text:c="11"/>.body(body.to_string())</text:p>
      <text:p text:style-name="P8"><text:s text:c="11"/>.unwrap();</text:p>
      <text:p text:style-name="P8"/>
      <text:p text:style-name="P8"><text:s text:c="7"/>let creds = Credentials::new(GMAIL_USER.to_string(), GMAIL_PASSWORD.to_string());</text:p>
      <text:p text:style-name="P8"/>
      <text:p text:style-name="P8"><text:s text:c="7"/>let mailer = SmtpTransport::relay("smtp.gmail.com")</text:p>
      <text:p text:style-name="P8"><text:s text:c="11"/>.unwrap()</text:p>
      <text:p text:style-name="P8"><text:s text:c="11"/>.credentials(creds)</text:p>
      <text:p text:style-name="P8"><text:s text:c="11"/>.build();</text:p>
      <text:p text:style-name="P8"/>
      <text:p text:style-name="P8"><text:s text:c="7"/>match mailer.send(&amp;email) {</text:p>
      <text:p text:style-name="P8"><text:s text:c="11"/>Ok(_) =&gt; log_to_syslog(&amp;format!("E-mail enviado: {}", subject)),</text:p>
      <text:p text:style-name="P8"><text:s text:c="11"/>Err(e) =&gt; log_to_syslog(&amp;format!("Falha ao enviar e-mail: {}", e)),</text:p>
      <text:p text:style-name="P8"><text:s text:c="7"/>}</text:p>
      <text:p text:style-name="P8"><text:s text:c="3"/>}</text:p>
      <text:p text:style-name="P8"/>
      <text:p text:style-name="P8"><text:s text:c="3"/>fn main() {</text:p>
      <text:p text:style-name="P8"><text:s text:c="7"/>let gpio = Gpio::new().expect("Falha ao inicializar o GPIO");</text:p>
      <text:p text:style-name="P8"><text:s text:c="7"/>let mut fan_pin = gpio.get(GPIO_FAN_PIN).unwrap().into_output();</text:p>
      <text:p text:style-name="P8"><text:s text:c="7"/>let fan_feedback_pin = gpio.get(GPIO_FAN_FEEDBACK_PIN).unwrap().into_input();</text:p>
      <text:p text:style-name="P8"/>
      <text:p text:style-name="P8"><text:s text:c="7"/>log_to_syslog("Serviço de controle do fan iniciado.");</text:p>
      <text:p text:style-name="P8"/>
      <text:p text:style-name="P8"><text:s text:c="7"/>loop {</text:p>
      <text:p text:style-name="P8"><text:s text:c="11"/>let temp = get_cpu_temperature();</text:p>
      <text:p text:style-name="P8"><text:s text:c="11"/>println!("Temperatura da CPU: {:.1}°C", temp);</text:p>
      <text:p text:style-name="P8"/>
      <text:p text:style-name="P8"><text:s text:c="11"/>if temp &gt;= TEMP_MAX &amp;&amp; !fan_pin.is_set_high() {</text:p>
      <text:p text:style-name="P8"><text:s text:c="15"/>fan_pin.set_high(); // Liga o fan</text:p>
      <text:p text:style-name="P8"><text:s text:c="15"/>log_to_syslog(&amp;format!("Fan ligado. Temperatura: {:.1}°C", temp));</text:p>
      <text:p text:style-name="P8"/>
      <text:p text:style-name="P8"><text:s text:c="15"/>// Verifica se o fan está funcionando após ser ligado</text:p>
      <text:p text:style-name="P8"><text:s text:c="15"/>thread::sleep(Duration::from_secs(FAN_CHECK_DELAY));</text:p>
      <text:p text:style-name="P8"><text:s text:c="15"/>if fan_feedback_pin.is_low() {</text:p>
      <text:p text:style-name="P8"><text:s text:c="19"/>log_to_syslog("Erro crítico: Fan não ligou.");</text:p>
      <text:p text:style-name="P8"><text:s text:c="19"/>send_email(</text:p>
      <text:p text:style-name="P8"><text:s text:c="23"/>"Erro Crítico: Fan não ligou",</text:p>
      <text:p text:style-name="P8"><text:s text:c="23"/>&amp;format!("Temperatura da CPU: {:.1}°C. O fan não ligou.", temp),</text:p>
      <text:p text:style-name="P8"><text:s text:c="19"/>);</text:p>
      <text:p text:style-name="P8"><text:s text:c="15"/>}</text:p>
      <text:p text:style-name="P8"><text:s text:c="11"/>} else if temp &lt;= TEMP_MIN &amp;&amp; fan_pin.is_set_high() {</text:p>
      <text:p text:style-name="P8"><text:soft-page-break/><text:s text:c="15"/>fan_pin.set_low(); // Desliga o fan</text:p>
      <text:p text:style-name="P8"><text:s text:c="15"/>log_to_syslog(&amp;format!("Fan desligado. Temperatura: {:.1}°C", temp));</text:p>
      <text:p text:style-name="P8"/>
      <text:p text:style-name="P8"><text:s text:c="15"/>// Verifica se o fan parou após ser desligado</text:p>
      <text:p text:style-name="P8"><text:s text:c="15"/>thread::sleep(Duration::from_secs(FAN_CHECK_DELAY));</text:p>
      <text:p text:style-name="P8"><text:s text:c="15"/>if fan_feedback_pin.is_high() {</text:p>
      <text:p text:style-name="P8"><text:s text:c="19"/>log_to_syslog("Erro crítico: Fan não desligou.");</text:p>
      <text:p text:style-name="P8"><text:s text:c="19"/>send_email(</text:p>
      <text:p text:style-name="P8"><text:s text:c="23"/>"Erro Crítico: Fan não desligou",</text:p>
      <text:p text:style-name="P8"><text:s text:c="23"/>&amp;format!("Temperatura da CPU: {:.1}°C. O fan não desligou.", temp),</text:p>
      <text:p text:style-name="P8"><text:s text:c="19"/>);</text:p>
      <text:p text:style-name="P8"><text:s text:c="15"/>}</text:p>
      <text:p text:style-name="P8"><text:s text:c="11"/>}</text:p>
      <text:p text:style-name="P8"/>
      <text:p text:style-name="P8"><text:s text:c="11"/>thread::sleep(Duration::from_secs(POLL_INTERVAL));</text:p>
      <text:p text:style-name="P8"><text:s text:c="7"/>}</text:p>
      <text:p text:style-name="P8"><text:s text:c="3"/>}</text:p>
      <text:p text:style-name="P4"><text:s text:c="3"/></text:p>
      <text:p text:style-name="P4"/>
      <text:p text:style-name="P4"/>
      <text:p text:style-name="P4"/>
      <text:h text:style-name="P12" text:outline-level="1"><text:bookmark-start text:name="__RefHeading___Toc17_513817570"/><text:s/>3. Explicação do Código:<text:bookmark-end text:name="__RefHeading___Toc17_513817570"/></text:h>
      <text:p text:style-name="P4"/>
      <text:h text:style-name="Heading_20_2" text:outline-level="2"><text:bookmark-start text:name="__RefHeading___Toc19_513817570"/><text:s text:c="3"/>- Novas Constantes:<text:bookmark-end text:name="__RefHeading___Toc19_513817570"/></text:h>
      <text:p text:style-name="P4"><text:s text:c="5"/>- `GPIO_FAN_FEEDBACK_PIN`: Pino GPIO para ler o sinal de feedback do fan.</text:p>
      <text:p text:style-name="P4"><text:s text:c="5"/>- `FAN_CHECK_DELAY`: Tempo para verificar o feedback do fan após ligar/desligar.</text:p>
      <text:p text:style-name="P4"><text:s text:c="5"/>- `GMAIL_USER`, `GMAIL_PASSWORD`, `ALERT_EMAIL`: Configurações do Gmail.</text:p>
      <text:p text:style-name="P4"/>
      <text:p text:style-name="P4"><text:s text:c="3"/>- Funções Adicionais:</text:p>
      <text:p text:style-name="P4"><text:s text:c="5"/>- `send_email`: Envia e-mails via Gmail usando a crate lettre.</text:p>
      <text:p text:style-name="P4"><text:s text:c="5"/>- Verificação do feedback do fan após ligar/desligar.</text:p>
      <text:p text:style-name="P4"/>
      <text:p text:style-name="P4"><text:s text:c="3"/>- Lógica de Controle:</text:p>
      <text:p text:style-name="P4"><text:s text:c="5"/>1. Liga o fan se a temperatura atingir `TEMP_MAX` e verifica se o feedback é `1`.</text:p>
      <text:p text:style-name="P4"><text:s text:c="5"/>2. Desliga o fan se a temperatura cair para `TEMP_MIN` e verifica se o feedback é `0`.</text:p>
      <text:p text:style-name="P4"><text:s text:c="5"/>3. Envia e-mails em situações críticas (fan não ligou ou não desligou).</text:p>
      <text:p text:style-name="P4"/>
      <text:p text:style-name="P4"/>
      <text:p text:style-name="P4"/>
      <text:h text:style-name="P12" text:outline-level="1"><text:bookmark-start text:name="__RefHeading___Toc21_513817570"/><text:s/>4. Dependências:<text:bookmark-end text:name="__RefHeading___Toc21_513817570"/></text:h>
      <text:p text:style-name="P4"/>
      <text:p text:style-name="P4"><text:soft-page-break/><text:s text:c="3"/>Adicione as crates lettre e syslog ao `Cargo.toml`:</text:p>
      <text:p text:style-name="P4"><text:s text:c="3"/>toml</text:p>
      <text:p text:style-name="P4"><text:s text:c="2"/><text:span text:style-name="T2"><text:s/>[dependencies]</text:span></text:p>
      <text:p text:style-name="P8"><text:s text:c="3"/>rppal = "0.14"</text:p>
      <text:p text:style-name="P8"><text:s text:c="3"/>syslog = "5.0.0"</text:p>
      <text:p text:style-name="P8"><text:s text:c="3"/>lettre = "0.10"</text:p>
      <text:p text:style-name="P4"><text:s text:c="3"/></text:p>
      <text:p text:style-name="P4"/>
      <text:p text:style-name="P4"/>
      <text:p text:style-name="P4"/>
      <text:h text:style-name="P12" text:outline-level="1"><text:bookmark-start text:name="__RefHeading___Toc23_513817570"/><text:s/>5. Compilação e Execução:<text:bookmark-end text:name="__RefHeading___Toc23_513817570"/></text:h>
      <text:p text:style-name="P4"/>
      <text:p text:style-name="P4"><text:s text:c="3"/>Para compilar e executar o código:</text:p>
      <text:p text:style-name="P4"><text:s text:c="3"/>bash</text:p>
      <text:p text:style-name="P4"><text:s text:c="3"/>cargo build --release</text:p>
      <text:p text:style-name="P4"><text:s text:c="3"/>sudo ./target/release/rackbox-fancontroller</text:p>
      <text:p text:style-name="P4"><text:s text:c="3"/></text:p>
      <text:p text:style-name="P4"/>
      <text:p text:style-name="P4"/>
      <text:p text:style-name="P4"/>
      <text:h text:style-name="P12" text:outline-level="1"><text:bookmark-start text:name="__RefHeading___Toc25_513817570"/><text:s/>6. Exemplo de Log no Syslog e E-mails:<text:bookmark-end text:name="__RefHeading___Toc25_513817570"/></text:h>
      <text:p text:style-name="P4"/>
      <text:h text:style-name="P13" text:outline-level="2"><text:bookmark-start text:name="__RefHeading___Toc27_513817570"/><text:s text:c="3"/>- Syslog:<text:bookmark-end text:name="__RefHeading___Toc27_513817570"/></text:h>
      <text:p text:style-name="P4"><text:s text:c="5"/></text:p>
      <text:p text:style-name="P4"><text:s text:c="4"/><text:span text:style-name="T4">Oct 10 12:34:56 raspberrypi rackbox-fancontroller: Serviço de controle do fan iniciado.</text:span></text:p>
      <text:p text:style-name="P7"><text:s text:c="5"/>Oct 10 12:35:10 raspberrypi rackbox-fancontroller: Fan ligado. Temperatura: 50.5°C</text:p>
      <text:p text:style-name="P7"><text:s text:c="5"/>Oct 10 12:35:12 raspberrypi rackbox-fancontroller: Erro crítico: Fan não ligou.</text:p>
      <text:p text:style-name="P7"><text:s text:c="5"/>Oct 10 12:35:50 raspberrypi rackbox-fancontroller: Fan desligado. Temperatura: 39.8°C</text:p>
      <text:p text:style-name="P7"><text:s text:c="5"/>Oct 10 12:35:52 raspberrypi rackbox-fancontroller: Erro crítico: Fan não desligou.</text:p>
      <text:p text:style-name="P4"><text:s text:c="5"/></text:p>
      <text:p text:style-name="P4"/>
      <text:h text:style-name="P13" text:outline-level="2"><text:bookmark-start text:name="__RefHeading___Toc29_513817570"/><text:s text:c="3"/>- E-mails:<text:bookmark-end text:name="__RefHeading___Toc29_513817570"/></text:h>
      <text:p text:style-name="P4"><text:s text:c="5"/>- Assunto: "Erro Crítico: Fan não ligou"</text:p>
      <text:p text:style-name="P4"><text:s text:c="5"/>- Corpo: "Temperatura da CPU: 50.5°C. O fan não ligou."</text:p>
      <text:p text:style-name="P4"/>
      <text:p text:style-name="P4"/>
      <text:p text:style-name="P4"/>
      <text:h text:style-name="P12" text:outline-level="1"><text:bookmark-start text:name="__RefHeading___Toc31_513817570"/><text:s/>7. Considerações Finais:<text:bookmark-end text:name="__RefHeading___Toc31_513817570"/></text:h>
      <text:p text:style-name="P4"/>
      <text:h text:style-name="P14" text:outline-level="2"><text:bookmark-start text:name="__RefHeading___Toc33_513817570"/><text:soft-page-break/>- Segurança do Gmail:<text:bookmark-end text:name="__RefHeading___Toc33_513817570"/></text:h>
      <text:p text:style-name="P5">Certifique-se de usar uma senha de aplicativo no Gmail (não use sua senha principal).</text:p>
      <text:p text:style-name="P5"/>
      <text:h text:style-name="P13" text:outline-level="2"><text:bookmark-start text:name="__RefHeading___Toc35_513817570"/>- Testes:<text:bookmark-end text:name="__RefHeading___Toc35_513817570"/></text:h>
      <text:p text:style-name="P5">Teste o código em cada Raspberry Pi 4 para garantir que o feedback do fan e o envio de e-mails funcionem corretamente.</text:p>
      <text:p text:style-name="P5"/>
      <text:h text:style-name="P13" text:outline-level="2"><text:bookmark-start text:name="__RefHeading___Toc37_513817570"/>- Escalabilidade:<text:bookmark-end text:name="__RefHeading___Toc37_513817570"/></text:h>
      <text:p text:style-name="P5">O código é modular e pode ser adaptado para mais fans ou situações complexas.</text:p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5cm" fo:text-indent="0cm" style:auto-text-indent="false">
        <style:tab-stops>
          <style:tab-stop style:position="12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213b36" officeooo:paragraph-rsid="00213b36"/>
    </style:style>
    <style:style style:name="MP2" style:family="paragraph" style:parent-style-name="Header">
      <style:paragraph-properties fo:text-align="end" style:justify-single-word="false"/>
      <style:text-properties officeooo:rsid="00213b36" officeooo:paragraph-rsid="00213b36"/>
    </style:style>
    <style:style style:name="MP3" style:family="paragraph" style:parent-style-name="Header">
      <style:paragraph-properties fo:text-align="start" style:justify-single-word="false"/>
      <style:text-properties officeooo:rsid="00213b36" officeooo:paragraph-rsid="00213b36"/>
    </style:style>
    <style:style style:name="MT1" style:family="text">
      <style:text-properties officeooo:rsid="00245d00"/>
    </style:style>
    <style:style style:name="MT2" style:family="text">
      <style:text-properties officeooo:rsid="002298f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/>
      </style:header-style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/>
      </style:header-style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Header_20_left"/>
      </style:header-first>
      <style:footer>
        <text:p text:style-name="Footer"/>
      </style:footer>
      <style:footer-first>
        <text:p text:style-name="Footer"/>
      </style:footer-first>
    </style:master-page>
    <style:master-page style:name="First_20_Page" style:display-name="First Page" style:page-layout-name="Mpm2" draw:style-name="Mdp1">
      <style:header>
        <text:p text:style-name="MP1">asdf</text:p>
      </style:header>
      <style:header-first>
        <text:p text:style-name="Header_20_left"/>
      </style:header-first>
      <style:footer>
        <text:p text:style-name="Footer"/>
      </style:footer>
      <style:footer-first>
        <text:p text:style-name="Footer"/>
      </style:footer-first>
    </style:master-page>
    <style:master-page style:name="Index" style:page-layout-name="Mpm3" draw:style-name="Mdp1">
      <style:header>
        <text:p text:style-name="MP2"><text:span text:style-name="MT1">Manual do software controle de fan do RackBox <text:s text:c="66"/>P</text:span>ag.: <text:s/><text:bookmark-start text:name="PageNumWizard_HEADER_Index3"/><text:page-number text:select-page="current">7</text:page-number><text:bookmark-end text:name="PageNumWizard_HEADER_Index3"/><text:s text:c="3"/></text:p>
      </style:header>
      <style:header-left>
        <text:p text:style-name="MP3"><text:s text:c="146"/><text:span text:style-name="MT2">Pag.:</text:span> <text:s/><text:bookmark-start text:name="PageNumWizard_HEADER_Index4"/><text:page-number text:select-page="current">8</text:page-number><text:bookmark-end text:name="PageNumWizard_HEADER_Index4"/><text:s text:c="3"/></text:p>
      </style:header-left>
      <style:header-first>
        <text:p text:style-name="Header_20_left"/>
      </style:header-first>
    </style:master-page>
    <style:master-page style:name="HTML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6T21:27:25.725159857</meta:creation-date>
    <dc:date>2025-03-06T23:24:03.460260177</dc:date>
    <meta:editing-duration>PT1H10M53S</meta:editing-duration>
    <meta:editing-cycles>16</meta:editing-cycles>
    <meta:generator>LibreOffice/24.2.7.2$Linux_X86_64 LibreOffice_project/420$Build-2</meta:generator>
    <meta:document-statistic meta:table-count="0" meta:image-count="0" meta:object-count="0" meta:page-count="8" meta:paragraph-count="183" meta:word-count="999" meta:character-count="8249" meta:non-whitespace-character-count="6042"/>
  </office:meta>
</office:document-meta>
</file>